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083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2"/>
    <style:style style:name="P2" style:family="paragraph" style:parent-style-name="Text_20_body">
      <style:paragraph-properties fo:break-before="pag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section text:style-name="Sect1" text:name="post">
          <text:section text:style-name="Sect1" text:name="post-28359">
            <text:h text:style-name="Heading_20_2" text:outline-level="2">Sort a linked list of 0s, 1s and 2s</text:h>
          </text:section>
        </text:section>
      </text:section>
      <text:list xml:id="list866298701" text:style-name="L2">
        <text:list-item>
          <text:p text:style-name="P1">We will make three lists.. ( for 0,1 and 2)</text:p>
        </text:list-item>
        <text:list-item>
          <text:p text:style-name="P1">Take 3 pointers that will be head of each list.</text:p>
        </text:list-item>
        <text:list-item>
          <text:p text:style-name="P1">Take 3 pointers that will be tail of each list. These will be keep changing.</text:p>
        </text:list-item>
        <text:list-item>
          <text:p text:style-name="P1">At last join all three lists.</text:p>
        </text:list-item>
      </text:list>
      <text:p text:style-name="Text_20_body">These will keep the order as it is with no extra space</text:p>
      <text:p text:style-name="Text_20_body">TC : O(n)</text:p>
      <text:p text:style-name="Text_20_body">SC : O(1) </text:p>
      <text:p text:style-name="Text_20_body"/>
      <text:p text:style-name="Text_20_body"><text:bookmark text:name="post"/></text:p>
      <text:section text:style-name="Sect1" text:name="Section1">
        <text:section text:style-name="Sect1" text:name="Section2">
          <text:section text:style-name="Sect1" text:name="post-114576">
            <text:h text:style-name="Heading_20_2" text:outline-level="2">Flatten a multilevel linked list</text:h>
            <text:section text:style-name="Sect1" text:name="post-content">
              <text:p text:style-name="Text_20_body">Given a linked list where in addition to the next pointer, each node has a child pointer, which may or may not point to a separate list. These child lists may have one or more children of their own, and so on, to produce a multilevel data structure, as shown in below figure.<text:bookmark text:name="more-114576"/>You are given the head of the first level of the list. Flatten the list so that all the nodes appear in a single-level linked list. You need to flatten the list in way that all nodes at first level should come first, then nodes of second level, and so on.</text:p>
              <text:p text:style-name="Text_20_body">Each node is a C struct with the following definition.</text:p>
              <text:section text:style-name="Sect1" text:name="highlighter_665310">
                <table:table table:name="Table1" table:style-name="Table1">
                  <table:table-column table:style-name="Table1.A"/>
                  <table:table-row>
                    <table:table-cell table:style-name="Table1.A1" office:value-type="string">
                      <text:p text:style-name="Table_20_Contents"><text:span text:style-name="Source_20_Text">struct</text:span> <text:span text:style-name="Source_20_Text">list</text:span></text:p>
                      <text:p text:style-name="Table_20_Contents"><text:span text:style-name="Source_20_Text">{</text:span></text:p>
                      <text:p text:style-name="Table_20_Contents"><text:span text:style-name="Source_20_Text">int</text:span> <text:span text:style-name="Source_20_Text">data;</text:span></text:p>
                      <text:p text:style-name="Table_20_Contents"><text:span text:style-name="Source_20_Text">struct</text:span> <text:span text:style-name="Source_20_Text">list *next;</text:span></text:p>
                      <text:p text:style-name="Table_20_Contents"><text:span text:style-name="Source_20_Text">struct</text:span> <text:span text:style-name="Source_20_Text">list *child;</text:span></text:p>
                      <text:p text:style-name="Table_20_Contents"><text:span text:style-name="Source_20_Text">};</text:span></text:p>
                    </table:table-cell>
                  </table:table-row>
                </table:table>
              </text:section>
              <text:p text:style-name="Text_20_body"><draw:a xlink:type="simple" xlink:href="http://d2o58evtke57tz.cloudfront.net/wp-content/uploads/flattenList.png"><draw:frame draw:style-name="fr1" draw:name="graphics1" text:anchor-type="as-char" svg:width="4.8126in" svg:height="1.698in" draw:z-index="0"><draw:image xlink:href="http://d2o58evtke57tz.cloudfront.net/wp-content/uploads/flattenList.png" xlink:type="simple" xlink:show="embed" xlink:actuate="onLoad"/></draw:frame></draw:a></text:p>
              <text:p text:style-name="Text_20_body"><text:span text:style-name="Strong_20_Emphasis">The above list should be converted to 10-&gt;5-&gt;12-&gt;7-&gt;11-&gt;4-&gt;20-&gt;13-&gt;17-&gt;6-&gt;2-&gt;16-&gt;9-&gt;8-&gt;3-&gt;19-&gt;15</text:span></text:p>
            </text:section>
          </text:section>
        </text:section>
      </text:section>
      <text:p text:style-name="Text_20_body"/>
      <text:p text:style-name="P2">Use BFS logic.</text:p>
      <text:p text:style-name="Text_20_body">Maintain a tail pointer that is used to join the different LLs.</text:p>
      <text:p text:style-name="Text_20_body">Push head into queue.</text:p>
      <text:p text:style-name="Text_20_body">While Q is not empty</text:p>
      <text:p text:style-name="Text_20_body"><text:tab/>nd = <text:s/>front element in the queue</text:p>
      <text:p text:style-name="Text_20_body"><text:tab/>traverse the whole list by next and if any node has child then push it into queue .. maintain <text:tab/>the last node in the list which is used to link with the next LL.</text:p>
      <text:p text:style-name="Text_20_body"><text:tab/></text:p>
      <text:p text:style-name="Text_20_body"/>
      <text:p text:style-name="Text_20_body">TC : O(n)</text:p>
      <text:p text:style-name="Text_20_body">SC : O(n)<text:tab/>// if each node in the list has child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8T23:35:33</dc:date>
    <dc:creator>tejas </dc:creator>
    <meta:generator>LibreOffice/3.5$Linux_x86 LibreOffice_project/350m1$Build-202</meta:generator>
    <meta:editing-duration>P1DT20H43M</meta:editing-duration>
    <meta:editing-cycles>30</meta:editing-cycles>
    <meta:document-statistic meta:table-count="1" meta:image-count="1" meta:object-count="0" meta:page-count="2" meta:paragraph-count="28" meta:word-count="287" meta:character-count="1448" meta:non-whitespace-character-count="1181"/>
  </office:meta>
</office:document-meta>
</file>